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701cm"/>
    </style:style>
    <style:style style:name="Table1.B" style:family="table-column">
      <style:table-column-properties style:column-width="0.12cm"/>
    </style:style>
    <style:style style:name="Table1.F" style:family="table-column">
      <style:table-column-properties style:column-width="0.146cm"/>
    </style:style>
    <style:style style:name="Table1.G" style:family="table-column">
      <style:table-column-properties style:column-width="3.258cm"/>
    </style:style>
    <style:style style:name="Table1.H" style:family="table-column">
      <style:table-column-properties style:column-width="0.416cm"/>
    </style:style>
    <style:style style:name="Table1.J" style:family="table-column">
      <style:table-column-properties style:column-width="3.718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G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G3" style:family="table-cell">
      <style:table-cell-properties fo:padding="0.097cm" fo:border="none"/>
    </style:style>
    <style:style style:name="Table1.H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J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J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J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4" style:family="paragraph" style:parent-style-name="Standard">
      <style:text-properties fo:font-size="4pt" style:font-size-asian="3.5pt" style:font-size-complex="4pt"/>
    </style:style>
    <style:style style:name="P3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P40" style:family="paragraph" style:parent-style-name="Standard">
      <style:text-properties fo:font-size="2pt" style:font-size-asian="1.75pt" style:font-size-complex="2pt"/>
    </style:style>
    <style:style style:name="P41" style:family="paragraph" style:parent-style-name="Standard">
      <style:paragraph-properties fo:text-align="start" style:justify-single-word="false"/>
      <style:text-properties officeooo:paragraph-rsid="00efa795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0efa795"/>
    </style:style>
    <style:style style:name="P4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50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6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6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P7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P7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9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9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96" style:family="paragraph" style:parent-style-name="Frame_20_contents">
      <style:paragraph-properties fo:text-align="start" style:justify-single-word="false"/>
    </style:style>
    <style:style style:name="P97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cf83b2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05d91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14a12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2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03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4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T1" style:family="text">
      <style:text-properties fo:color="#000000"/>
    </style:style>
    <style:style style:name="T2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1" style:family="text">
      <style:text-properties fo:letter-spacing="0.007cm" style:font-name-asian="Times New Roman" style:font-name-complex="Microsoft Sans Serif" style:language-complex="ar" style:country-complex="SA"/>
    </style:style>
    <style:style style:name="T12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13" style:family="text">
      <style:text-properties fo:font-style="normal" fo:background-color="transparent" loext:char-shading-value="0" style:font-style-asian="normal" style:font-style-complex="normal"/>
    </style:style>
    <style:style style:name="T1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5" style:family="text">
      <style:text-properties fo:background-color="transparent" loext:char-shading-value="0"/>
    </style:style>
    <style:style style:name="T16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7" style:family="text">
      <style:text-properties officeooo:rsid="0093c4ce" fo:background-color="transparent" loext:char-shading-value="0"/>
    </style:style>
    <style:style style:name="T18" style:family="text">
      <style:text-properties officeooo:rsid="0090aa57"/>
    </style:style>
    <style:style style:name="T19" style:family="text">
      <style:text-properties officeooo:rsid="006849b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6pt" style:font-size-asian="6pt" style:font-size-complex="6pt"/>
    </style:style>
    <style:style style:name="T22" style:family="text">
      <style:text-properties fo:font-size="2pt" fo:background-color="transparent" loext:char-shading-value="0" style:font-size-asian="2pt" style:font-size-complex="2pt"/>
    </style:style>
    <style:style style:name="T23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7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84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84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85"><text:placeholder text:placeholder-type="text">&lt;translate(u'UoM')&gt;</text:placeholder></text:p>
            </table:table-cell>
            <table:table-cell table:style-name="Tabella2.A1" office:value-type="string">
              <text:p text:style-name="P86"><text:placeholder text:placeholder-type="text">&lt;translate(u'q.ty')&gt;</text:placeholder></text:p>
            </table:table-cell>
            <table:table-cell table:style-name="Tabella2.A1" office:value-type="string">
              <text:p text:style-name="P86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88"><text:placeholder text:placeholder-type="text">&lt;translate(u'discount')&gt;</text:placeholder></text:p>
            </table:table-cell>
            <table:table-cell table:style-name="Tabella2.A1" office:value-type="string">
              <text:p text:style-name="P87"><text:placeholder text:placeholder-type="text">&lt;translate(u'VAT')&gt;</text:placeholder></text:p>
            </table:table-cell>
            <table:table-cell table:style-name="Tabella2.A1" office:value-type="string">
              <text:p text:style-name="P86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77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76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73"><text:placeholder text:placeholder-type="text">&lt;ddt['description'] or ''&gt;</text:placeholder></text:p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74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74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63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92"><text:placeholder text:placeholder-type="text">&lt;line.name or ''&gt;</text:placeholder></text:p>
            <text:p text:style-name="P98"><text:span text:style-name="Strong_20_Emphasis"><text:span text:style-name="T26"><text:placeholder text:placeholder-type="text">&lt;line.product_id and line.product_id.description_sale or ''&gt;</text:placeholder></text:span></text:span></text:p>
          </table:table-cell>
          <table:table-cell table:style-name="Tabella2.C8" office:value-type="string">
            <text:p text:style-name="P100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101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9"><text:placeholder text:placeholder-type="text">&lt;line.uos_id and line.uos_id.name or ''&gt;</text:placeholder></text:p>
          </table:table-cell>
          <table:table-cell table:style-name="Tabella2.F8" office:value-type="string">
            <text:p text:style-name="P102"><text:placeholder text:placeholder-type="text">&lt;if test="line.quantity != 0.00"&gt;</text:placeholder></text:p>
            <text:p text:style-name="P103"><text:placeholder text:placeholder-type="text">&lt;line.quantity or 0.00&gt;</text:placeholder></text:p>
            <text:p text:style-name="P104"><text:placeholder text:placeholder-type="text">&lt;/if&gt;</text:placeholder></text:p>
          </table:table-cell>
          <table:table-cell table:style-name="Tabella2.G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8" office:value-type="string">
            <text:p text:style-name="P97"><text:span text:style-name="Strong_20_Emphasis"><text:span text:style-name="T24"><text:placeholder text:placeholder-type="text">&lt;if test="line.discount != 0.00"&gt;</text:placeholder></text:span></text:span><text:span text:style-name="Strong_20_Emphasis"><text:span text:style-name="T25"><text:placeholder text:placeholder-type="text">&lt;italian_number(line.discount,no_zero=False)&gt;</text:placeholder></text:span></text:span><text:span text:style-name="Strong_20_Emphasis"><text:span text:style-name="T25">%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22"><text:placeholder text:placeholder-type="text">&lt;if test="line.invoice_line_tax_id"&gt;</text:placeholder></text:span><text:span text:style-name="T21"><text:placeholder text:placeholder-type="text">&lt;italian_number(line.invoice_line_tax_id[0].amount *100, no_zero=True) or ''&gt;</text:placeholder></text:span>%<text:span text:style-name="T22"><text:placeholder text:placeholder-type="text">&lt;/if&gt;</text:placeholder></text:span></text:p>
          </table:table-cell>
          <table:table-cell table:style-name="Tabella2.J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7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64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93"><text:placeholder text:placeholder-type="text">&lt;line.name or ''&gt;</text:placeholder></text:p>
            <text:p text:style-name="P99"><text:span text:style-name="Strong_20_Emphasis"><text:span text:style-name="T26"><text:placeholder text:placeholder-type="text">&lt;line.product_id and line.product_id.description_sale or ''&gt;</text:placeholder></text:span></text:span></text:p>
          </table:table-cell>
          <table:covered-table-cell/>
          <table:covered-table-cell/>
          <table:table-cell table:style-name="Tabella2.E11" office:value-type="string">
            <text:p text:style-name="P9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102"><text:placeholder text:placeholder-type="text">&lt;if test="line.quantity != 0.00"&gt;</text:placeholder></text:p>
            <text:p text:style-name="P103"><text:placeholder text:placeholder-type="text">&lt;line.quantity or 0.00&gt;</text:placeholder></text:p>
            <text:p text:style-name="P104"><text:placeholder text:placeholder-type="text">&lt;/if&gt;</text:placeholder></text:p>
          </table:table-cell>
          <table:table-cell table:style-name="Tabella2.G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11" office:value-type="string">
            <text:p text:style-name="P97"><text:span text:style-name="Strong_20_Emphasis"><text:span text:style-name="T24"><text:placeholder text:placeholder-type="text">&lt;if test="line.discount != 0.00"&gt;</text:placeholder></text:span></text:span><text:span text:style-name="Strong_20_Emphasis"><text:span text:style-name="T25"><text:placeholder text:placeholder-type="text">&lt;italian_number(line.discount,no_zero=False)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22"><text:placeholder text:placeholder-type="text">&lt;if test="line.invoice_line_tax_id"&gt;</text:placeholder></text:span><text:span text:style-name="T21"><text:placeholder text:placeholder-type="text">&lt;italian_number(line.invoice_line_tax_id[0].amount *100, no_zero=True) or ''&gt;</text:placeholder></text:span>%<text:span text:style-name="T22"><text:placeholder text:placeholder-type="text">&lt;/if&gt;</text:placeholder></text:span></text:p>
          </table:table-cell>
          <table:table-cell table:style-name="Tabella2.J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7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2"><text:placeholder text:placeholder-type="text">&lt;o.comment or ''&gt;</text:placeholder></text:p>
      <text:p text:style-name="P6"/>
      <text:p text:style-name="P42"><draw:frame draw:style-name="fr3" draw:name="image: asimage(o.tax_stamp_image,None,3,2.2,'cm')" text:anchor-type="as-char" svg:y="0.037cm" svg:height="0.25cm" draw:z-index="1"><draw:text-box fo:min-width="0.342cm"><text:p text:style-name="P96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F"/>
        <table:table-column table:style-name="Table1.G"/>
        <table:table-column table:style-name="Table1.H"/>
        <table:table-column table:style-name="Table1.B"/>
        <table:table-column table:style-name="Table1.J"/>
        <text:soft-page-break/>
        <table:table-row>
          <table:table-cell table:style-name="Table1.A1" table:number-columns-spanned="6" office:value-type="string">
            <text:p text:style-name="P15"><text:span text:style-name="T6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office:value-type="string">
            <text:p text:style-name="P16"><text:placeholder text:placeholder-type="text">&lt;get_label(o,'amount_untaxed')&gt;</text:placeholder></text:p>
          </table:table-cell>
          <table:table-cell table:style-name="Table1.H1" table:number-columns-spanned="3" office:value-type="string">
            <text:p text:style-name="P94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19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6" office:value-type="string">
            <text:p text:style-name="P22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3" office:value-type="string">
            <text:p text:style-name="P23"><text:span text:style-name="T15"><text:placeholder text:placeholder-type="text">&lt;o.currency_id.symbol or ''&gt;</text:placeholder></text:span><text:span text:style-name="T15"> </text:span><text:placeholder text:placeholder-type="text">&lt;italian_number(line.base) or ''&gt;</text:placeholder></text:p>
          </table:table-cell>
          <table:table-cell table:style-name="Table1.H3" table:number-columns-spanned="3" office:value-type="string">
            <text:p text:style-name="P95"><text:span text:style-name="T15"><text:placeholder text:placeholder-type="text">&lt;o.currency_id.symbol or ''&gt;</text:placeholder></text:span><text:span text:style-name="T15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0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24"><text:bookmark text:name="__DdeLink__1221_1866234270"/><text:bookmark text:name="__DdeLink__1216_1866234270"/><text:span text:style-name="T27"><text:placeholder text:placeholder-type="text">&lt;o.fiscal_position.note or ''&gt;</text:placeholder></text:span><text:span text:style-name="T2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62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19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0" office:value-type="string">
            <text:p text:style-name="P17"><text:span text:style-name="T19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20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62"/>
          </table:table-cell>
          <table:table-cell table:style-name="Table1.B11" office:value-type="string">
            <text:p text:style-name="P62"/>
          </table:table-cell>
          <table:table-cell table:style-name="Table1.B11" office:value-type="string">
            <text:p text:style-name="P62"/>
          </table:table-cell>
          <table:table-cell table:style-name="Table1.B11" office:value-type="string">
            <text:p text:style-name="P62"/>
          </table:table-cell>
          <table:table-cell table:style-name="Table1.B11" office:value-type="string">
            <text:p text:style-name="P62"/>
          </table:table-cell>
          <table:table-cell table:style-name="Table1.B11" office:value-type="string">
            <text:p text:style-name="P52"/>
          </table:table-cell>
          <table:table-cell table:style-name="Table1.B11" table:number-columns-spanned="2" office:value-type="string">
            <text:p text:style-name="P62"><text:bookmark-start text:name="__DdeLink__1474_262400352"/><text:placeholder text:placeholder-type="text">&lt;if test="check_installed_module('delivery')"&gt;</text:placeholder><text:bookmark-end text:name="__DdeLink__1474_262400352"/></text:p>
            <text:p text:style-name="P66"><text:placeholder text:placeholder-type="text">&lt;translate(u'goods amount')&gt;</text:placeholder></text:p>
            <text:p text:style-name="P62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52"/>
          </table:table-cell>
          <table:table-cell table:style-name="Table1.J11" office:value-type="string">
            <text:p text:style-name="P66"><text:placeholder text:placeholder-type="text">&lt;get_label(o.invoice_line[0],'discount').lower().replace('(%)','')&gt;</text:placeholder></text:p>
          </table:table-cell>
        </table:table-row>
        <table:table-row>
          <table:table-cell table:style-name="Table1.A12" office:value-type="string">
            <text:p text:style-name="P62"/>
          </table:table-cell>
          <table:table-cell table:style-name="Table1.B12" office:value-type="string">
            <text:p text:style-name="P65"/>
          </table:table-cell>
          <table:table-cell table:style-name="Table1.B12" office:value-type="string">
            <text:p text:style-name="P62"/>
          </table:table-cell>
          <table:table-cell table:style-name="Table1.B12" office:value-type="string">
            <text:p text:style-name="P65"/>
          </table:table-cell>
          <table:table-cell table:style-name="Table1.B12" office:value-type="string">
            <text:p text:style-name="P62"/>
          </table:table-cell>
          <table:table-cell table:style-name="Table1.B12" office:value-type="string">
            <text:p text:style-name="P53"/>
          </table:table-cell>
          <table:table-cell table:style-name="Table1.B12" table:number-columns-spanned="2" office:value-type="string">
            <text:p text:style-name="P62"><text:placeholder text:placeholder-type="text">&lt;if test="check_installed_module('delivery')"&gt;</text:placeholder></text:p>
            <text:p text:style-name="P66"><text:placeholder text:placeholder-type="text">&lt;formatLang(get_total_goods(o.invoice_line), monetary=True, currency_obj=o.currency_id)&gt;</text:placeholder></text:p>
            <text:p text:style-name="P62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54"/>
          </table:table-cell>
          <table:table-cell table:style-name="Table1.J12" office:value-type="string">
            <text:p text:style-name="P54"><text:span text:style-name="T20"><text:s/></text:span><text:bookmark-start text:name="__DdeLink__12468_1664262691"/><text:span text:style-name="T10"><text:placeholder text:placeholder-type="text">&lt;formatLang(get_total_discount(o.invoice_line))&gt;</text:placeholder></text:span><text:bookmark-end text:name="__DdeLink__12468_1664262691"/></text:p>
          </table:table-cell>
        </table:table-row>
        <table:table-row>
          <table:table-cell table:style-name="Table1.A12" office:value-type="string">
            <text:p text:style-name="P62"><text:bookmark-start text:name="__DdeLink__9097_559656305"/><text:placeholder text:placeholder-type="text">&lt;if test="check_installed_module('delivery')"&gt;</text:placeholder><text:bookmark-end text:name="__DdeLink__9097_559656305"/></text:p>
            <text:p text:style-name="P66"><text:placeholder text:placeholder-type="text">&lt;translate(u'transport amount')&gt;</text:placeholder></text:p>
            <text:p text:style-name="P62"><text:placeholder text:placeholder-type="text">&lt;/if&gt;</text:placeholder></text:p>
          </table:table-cell>
          <table:table-cell table:style-name="Table1.B12" office:value-type="string">
            <text:p text:style-name="P41"/>
          </table:table-cell>
          <table:table-cell table:style-name="Table1.B12" office:value-type="string">
            <text:p text:style-name="P66"><text:placeholder text:placeholder-type="text">&lt;translate(u'other amount')&gt;</text:placeholder>/<text:placeholder text:placeholder-type="text">&lt;translate(u'contribution amount')&gt;</text:placeholder></text:p>
          </table:table-cell>
          <table:table-cell table:style-name="Table1.B12" office:value-type="string">
            <text:p text:style-name="P43"/>
          </table:table-cell>
          <table:table-cell table:style-name="Table1.B12" office:value-type="string">
            <text:p text:style-name="P52"><text:placeholder text:placeholder-type="text">&lt;get_label(o,'amount_untaxed')&gt;</text:placeholder></text:p>
          </table:table-cell>
          <table:table-cell table:style-name="Table1.B12" office:value-type="string">
            <text:p text:style-name="P14"/>
          </table:table-cell>
          <table:table-cell table:style-name="Table1.B12" table:number-columns-spanned="2" office:value-type="string">
            <text:p text:style-name="P52"><text:placeholder text:placeholder-type="text">&lt;get_label(o,'amount_tax')&gt;</text:placeholder></text:p>
          </table:table-cell>
          <table:covered-table-cell/>
          <table:table-cell table:style-name="Table1.B12" office:value-type="string">
            <text:p text:style-name="P14"/>
          </table:table-cell>
          <table:table-cell table:style-name="Table1.J12" office:value-type="string">
            <text:p text:style-name="P14"><text:placeholder text:placeholder-type="text">&lt;get_label(o,'amount_total')&gt;</text:placeholder></text:p>
          </table:table-cell>
        </table:table-row>
        <table:table-row>
          <table:table-cell table:style-name="Table1.A14" office:value-type="string">
            <text:p text:style-name="P62"><text:placeholder text:placeholder-type="text">&lt;if test="check_installed_module('delivery')"&gt;</text:placeholder></text:p>
            <text:p text:style-name="P66"><text:placeholder text:placeholder-type="text">&lt;formatLang(get_total_transport(o.invoice_line), monetary=True, currency_obj=o.currency_id)&gt;</text:placeholder></text:p>
            <text:p text:style-name="P62"><text:bookmark text:name="__DdeLink__2249_548646761"/><text:placeholder text:placeholder-type="text">&lt;/if&gt;</text:placeholder></text:p>
          </table:table-cell>
          <table:table-cell table:style-name="Table1.B14" office:value-type="string">
            <text:p text:style-name="P37"/>
          </table:table-cell>
          <table:table-cell table:style-name="Table1.B14" office:value-type="string">
            <text:p text:style-name="P66"><text:placeholder text:placeholder-type="text">&lt;formatLang(get_total_other(o.invoice_line), monetary=True, currency_obj=o.currency_id)&gt;</text:placeholder>/<text:placeholder text:placeholder-type="text">&lt;formatLang(get_total_contribution(o.invoice_line), monetary=True, currency_obj=o.currency_id)&gt;</text:placeholder></text:p>
          </table:table-cell>
          <table:table-cell table:style-name="Table1.B14" office:value-type="string">
            <text:p text:style-name="P38"/>
          </table:table-cell>
          <table:table-cell table:style-name="Table1.B14" office:value-type="string">
            <text:p text:style-name="P55"><text:placeholder text:placeholder-type="text">&lt;formatLang(o.amount_untaxed,monetary=True,currency_obj=o.currency_id)&gt;</text:placeholder></text:p>
          </table:table-cell>
          <table:table-cell table:style-name="Table1.B14" office:value-type="string">
            <text:p text:style-name="P18"/>
          </table:table-cell>
          <table:table-cell table:style-name="Table1.B14" table:number-columns-spanned="2" office:value-type="string">
            <text:p text:style-name="P55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18"/>
          </table:table-cell>
          <table:table-cell table:style-name="Table1.J14" office:value-type="string">
            <text:p text:style-name="P18"><text:span text:style-name="T20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middle" fo:padding-left="0.049cm" fo:padding-right="0.049cm" fo:padding-top="0cm" fo:padding-bottom="0cm" fo:border="none"/>
    </style:style>
    <style:style style:name="Tabella1.C2" style:family="table-cell">
      <style:table-cell-properties style:vertical-align="bottom" fo:padding-left="0.049cm" fo:padding-right="0.049cm" fo:padding-top="0cm" fo:padding-bottom="0cm" fo:border="none"/>
    </style:style>
    <style:style style:name="Tabella1.A4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5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5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7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2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2" style:family="paragraph" style:parent-style-name="Standard">
      <style:text-properties fo:font-size="4pt" style:font-size-asian="3.5pt" style:font-size-complex="4pt"/>
    </style:style>
    <style:style style:name="MP43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MP4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6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5" style:family="text">
      <style:text-properties fo:letter-spacing="0.007cm" style:font-name-asian="Times New Roman" style:font-name-complex="Microsoft Sans Serif" style:language-complex="ar" style:country-complex="SA"/>
    </style:style>
    <style:style style:name="M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7" style:family="text">
      <style:text-properties fo:color="#000000"/>
    </style:style>
    <style:style style:name="MT8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0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11" style:family="text">
      <style:text-properties fo:background-color="transparent" loext:char-shading-value="0"/>
    </style:style>
    <style:style style:name="M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3" style:family="text">
      <style:text-properties officeooo:rsid="0093c4ce" fo:background-color="transparent" loext:char-shading-value="0"/>
    </style:style>
    <style:style style:name="MT14" style:family="text">
      <style:text-properties officeooo:rsid="0090aa57"/>
    </style:style>
    <style:style style:name="MT15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6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en_US')&gt;</text:placeholder></text:p>
              <text:p text:style-name="MP3"><text:placeholder text:placeholder-type="text">&lt;get_label(o,'date_invoice')&gt;</text:placeholder></text:p>
            </table:table-cell>
            <table:table-cell table:style-name="Table2.B1" office:value-type="string">
              <text:p text:style-name="MP4"><text:span text:style-name="MT1"><text:placeholder text:placeholder-type="text">&lt;if test="o.type == 'out_invoice' "&gt;</text:placeholder></text:span><text:span text:style-name="MT2"><text:placeholder text:placeholder-type="text">&lt;translate(u'Invoice')&gt;</text:placeholder></text:span><text:span text:style-name="MT3"><text:placeholder text:placeholder-type="text">&lt;if test="o.state == 'proforma2'"&gt;</text:placeholder></text:span><text:span text:style-name="MT3"> </text:span><text:span text:style-name="MT1">PROFORMA</text:span><text:span text:style-name="MT1"><text:placeholder text:placeholder-type="text">&lt;/if&gt;</text:placeholder></text:span><text:span text:style-name="MT1"><text:placeholder text:placeholder-type="text">&lt;/if&gt;</text:placeholder></text:span><text:span text:style-name="MT1"><text:placeholder text:placeholder-type="text">&lt;if test="o.type == 'out_refund' "&gt;</text:placeholder></text:span><text:span text:style-name="MT2"><text:placeholder text:placeholder-type="text">&lt;translate(u'Out Refund')&gt;</text:placeholder></text:span><text:span text:style-name="MT1"><text:placeholder text:placeholder-type="text">&lt;/if&gt;</text:placeholder></text:span><text:span text:style-name="MT4"> </text:span></text:p>
            </table:table-cell>
            <table:table-cell table:style-name="Table2.D1" office:value-type="string">
              <text:p text:style-name="MP5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6"/>
            </table:table-cell>
            <table:table-cell table:style-name="Table2.B2" office:value-type="string">
              <text:p text:style-name="MP7"><text:placeholder text:placeholder-type="text">&lt;o.date_invoice and formatLang(o.date_invoice,date=True) or ''&gt;</text:placeholder></text:p>
            </table:table-cell>
            <table:table-cell table:style-name="Table2.B2" office:value-type="string">
              <text:p text:style-name="MP8"><text:placeholder text:placeholder-type="text">&lt;o.number or ''&gt;</text:placeholder></text:p>
            </table:table-cell>
            <table:table-cell table:style-name="Table2.D2" office:value-type="string">
              <text:p text:style-name="MP9"><text:page-number text:select-page="current">2</text:page-number>/<text:span text:style-name="MT5"><text:page-count>2</text:page-count></text:span></text:p>
            </table:table-cell>
          </table:table-row>
        </table:table>
        <text:p text:style-name="MP10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11"><text:placeholder text:placeholder-type="text">&lt;o.company_id.partner_id.name.upper()&gt;</text:placeholder></text:p>
              <text:p text:style-name="MP12"><text:bookmark-start text:name="__DdeLink__1900_400434007"/><text:bookmark text:name="__DdeLink__1898_400434007"/><text:span text:style-name="MT6"><text:placeholder text:placeholder-type="text">&lt;o.company_id.partner_id.street or ''&gt;</text:placeholder></text:span><text:bookmark-end text:name="__DdeLink__1900_400434007"/><text:span text:style-name="MT6"> </text:span><text:span text:style-name="MT6"><text:placeholder text:placeholder-type="text">&lt;o.company_id.partner_id.zip or ''&gt;</text:placeholder></text:span><text:span text:style-name="MT6"> </text:span><text:span text:style-name="MT7"><text:s/></text:span><text:span text:style-name="MT6"><text:placeholder text:placeholder-type="text">&lt;o.company_id.partner_id.city or ''&gt;</text:placeholder></text:span><text:span text:style-name="MT7"> <text:s/></text:span><text:span text:style-name="MT6"><text:placeholder text:placeholder-type="text">&lt;o.company_id.partner_id.state_id.code and str('('+o.company_id.partner_id.state_id.code.upper()+')') or ''&gt;</text:placeholder></text:span></text:p>
              <text:p text:style-name="MP13"><text:span text:style-name="MT8"><text:placeholder text:placeholder-type="text">&lt;get_label(o.company_id.partner_id, 'vat')&gt;</text:placeholder></text:span> <text:bookmark-start text:name="__DdeLink__10723_2116006207"/><text:span text:style-name="MT8"><text:placeholder text:placeholder-type="text">&lt;o.company_id.partner_id.vat or ''&gt;</text:placeholder></text:span><text:bookmark-end text:name="__DdeLink__10723_2116006207"/></text:p>
              <text:p text:style-name="MP14"><text:placeholder text:placeholder-type="text">&lt;o.company_id.partner_id.email or ''&gt;</text:placeholder></text:p>
            </table:table-cell>
            <table:covered-table-cell/>
            <table:table-cell table:style-name="Tabella1.C1" office:value-type="string">
              <text:p text:style-name="MP15"><text:s/></text:p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16"><text:s/></text:p>
            </table:table-cell>
            <table:covered-table-cell/>
            <table:table-cell table:style-name="Tabella1.C2" office:value-type="string">
              <text:p text:style-name="MP17"/>
              <text:p text:style-name="MP18"><text:bookmark-start text:name="__DdeLink__1484_400434007"/><text:span text:style-name="MT9"><text:placeholder text:placeholder-type="text">&lt;translate(u'Billing')&gt;</text:placeholder></text:span><text:bookmark-end text:name="__DdeLink__1484_400434007"/><text:span text:style-name="MT10">:</text:span></text:p>
              <text:p text:style-name="MP19"><text:placeholder text:placeholder-type="text">&lt;for each="address_invoice_id in address_invoice_id()"&gt;</text:placeholder></text:p>
              <text:p text:style-name="MP20"><text:placeholder text:placeholder-type="text">&lt;address_invoice_id.name or ''&gt;</text:placeholder></text:p>
              <text:p text:style-name="MP19"><text:placeholder text:placeholder-type="text">&lt;address_invoice_id.street or ''&gt;</text:placeholder></text:p>
              <text:p text:style-name="MP19"><text:span text:style-name="MT11"><text:placeholder text:placeholder-type="text">&lt;address_invoice_id.zip or ''&gt;</text:placeholder></text:span><text:span text:style-name="MT11"> - </text:span><text:span text:style-name="MT11"><text:placeholder text:placeholder-type="text">&lt;address_invoice_id.city or ''&gt;</text:placeholder></text:span><text:span text:style-name="MT11"> - </text:span><text:span text:style-name="MT11"><text:placeholder text:placeholder-type="text">&lt;address_invoice_id.state_id.code and str('('+address_invoice_id.state_id.code+')') or ''&gt;</text:placeholder></text:span><text:span text:style-name="MT11"> </text:span><text:span text:style-name="MT11"><text:placeholder text:placeholder-type="text">&lt;address_invoice_id.country_id.name&gt;</text:placeholder></text:span></text:p>
              <text:p text:style-name="MP21"/>
              <text:p text:style-name="MP22"><text:span text:style-name="MT12"><text:placeholder text:placeholder-type="text">&lt;translate(u'Phone')&gt;</text:placeholder></text:span><text:span text:style-name="MT13"><text:tab/>: </text:span><text:span text:style-name="MT11"><text:placeholder text:placeholder-type="text">&lt;address_invoice_id.phone&gt;</text:placeholder></text:span></text:p>
              <text:p text:style-name="MP22"><text:span text:style-name="MT13">@<text:tab/>: </text:span><text:span text:style-name="MT11"><text:placeholder text:placeholder-type="text">&lt;address_invoice_id.email&gt;</text:placeholder></text:span></text:p>
              <text:p text:style-name="MP23"><text:placeholder text:placeholder-type="text">&lt;/for&gt;</text:placeholder></text:p>
              <text:p text:style-name="MP24"><text:placeholder text:placeholder-type="text">&lt;if test="o.partner_id.fiscalcode"&gt;</text:placeholder></text:p>
              <text:p text:style-name="MP25"><text:span text:style-name="MT14">C.F.<text:tab/>: </text:span><text:bookmark-start text:name="__DdeLink__6896_400434007"/><text:span text:style-name="MT11"><text:placeholder text:placeholder-type="text">&lt;o.partner_id.fiscalcode or ''&gt;</text:placeholder></text:span><text:bookmark-end text:name="__DdeLink__6896_400434007"/></text:p>
              <text:p text:style-name="MP24"><text:placeholder text:placeholder-type="text">&lt;/if&gt;</text:placeholder></text:p>
              <text:p text:style-name="MP25"><text:span text:style-name="MT15"><text:placeholder text:placeholder-type="text">&lt;translate(u'VAT')&gt;</text:placeholder></text:span><text:span text:style-name="MT13"><text:tab/></text:span><text:span text:style-name="MT11">: </text:span><text:span text:style-name="MT11"><text:placeholder text:placeholder-type="text">&lt;o.partner_id.vat or ''&gt;</text:placeholder></text:span></text:p>
              <text:p text:style-name="MP26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7"/>
            </table:table-cell>
            <table:covered-table-cell/>
            <table:table-cell table:style-name="Tabella1.A1" office:value-type="string">
              <text:p text:style-name="MP28"/>
            </table:table-cell>
          </table:table-row>
          <table:table-row table:style-name="Tabella1.1">
            <table:table-cell table:style-name="Tabella1.A4" office:value-type="string">
              <text:p text:style-name="MP29"><text:placeholder text:placeholder-type="text">&lt;get_label(o.payment_term, 'name')&gt;</text:placeholder></text:p>
            </table:table-cell>
            <table:table-cell table:style-name="Tabella1.A4" table:number-columns-spanned="2" office:value-type="string">
              <text:p text:style-name="MP30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5" office:value-type="string">
              <text:p text:style-name="MP31"><text:placeholder text:placeholder-type="text">&lt;choose&gt;</text:placeholder></text:p>
              <text:p text:style-name="MP31"><text:placeholder text:placeholder-type="text">&lt;get_selection_item(o.payment_term, o.payment_term.type) or ''&gt;</text:placeholder></text:p>
              <text:p text:style-name="MP32"><text:placeholder text:placeholder-type="text">&lt;o.payment_term and o.payment_term.note or o.payment_term and o.payment_term.name or ''&gt;</text:placeholder></text:p>
              <text:p text:style-name="MP31"><text:placeholder text:placeholder-type="text">&lt;when test="o.payment_term.type == 'RB'"&gt;</text:placeholder></text:p>
              <text:p text:style-name="MP31"><text:placeholder text:placeholder-type="text">&lt;choose&gt;</text:placeholder></text:p>
              <text:p text:style-name="MP31"><text:placeholder text:placeholder-type="text">&lt;when test="o.partner_id.bank_riba_id"&gt;</text:placeholder></text:p>
              <text:p text:style-name="MP32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31"><text:placeholder text:placeholder-type="text">&lt;/when&gt;</text:placeholder></text:p>
              <text:p text:style-name="MP31"><text:placeholder text:placeholder-type="text">&lt;otherwise&gt;</text:placeholder></text:p>
              <text:p text:style-name="MP31"><text:placeholder text:placeholder-type="text">&lt;if test="o.partner_id.bank_ids"&gt;</text:placeholder></text:p>
              <text:p text:style-name="MP32"><text:placeholder text:placeholder-type="text">&lt;o.partner_id.bank_ids[0].bank_name or '' &gt;</text:placeholder></text:p>
              <text:p text:style-name="MP31"><text:placeholder text:placeholder-type="text">&lt;/if&gt;</text:placeholder></text:p>
              <text:p text:style-name="MP31"><text:placeholder text:placeholder-type="text">&lt;/otherwise&gt;</text:placeholder></text:p>
              <text:p text:style-name="MP31"><text:placeholder text:placeholder-type="text">&lt;/choose&gt;</text:placeholder></text:p>
              <text:p text:style-name="MP31"><text:placeholder text:placeholder-type="text">&lt;/when&gt;</text:placeholder></text:p>
              <text:p text:style-name="MP31"><text:placeholder text:placeholder-type="text">&lt;otherwise&gt;</text:placeholder></text:p>
              <text:p text:style-name="MP33"><text:placeholder text:placeholder-type="text">&lt;if test="o.partner_id.company_bank_id"&gt;</text:placeholder></text:p>
              <text:p text:style-name="MP32"><text:span text:style-name="MT6"><text:placeholder text:placeholder-type="text">&lt;o.partner_id.company_bank_id.bank_name&gt;</text:placeholder></text:span><text:span text:style-name="MT6"> IBAN </text:span><text:span text:style-name="MT6"><text:placeholder text:placeholder-type="text">&lt;o.partner_id.company_bank_id.iban&gt;</text:placeholder></text:span></text:p>
              <text:p text:style-name="MP33"><text:placeholder text:placeholder-type="text">&lt;/if&gt;</text:placeholder></text:p>
              <text:p text:style-name="MP33"><text:placeholder text:placeholder-type="text">&lt;if test="o.company_id.bank_ids"&gt;</text:placeholder></text:p>
              <text:p text:style-name="MP32"><text:span text:style-name="MT6"><text:placeholder text:placeholder-type="text">&lt;o.company_id.bank_ids[0].bank_name&gt;</text:placeholder></text:span><text:span text:style-name="MT6"> IBAN </text:span><text:span text:style-name="MT6"><text:placeholder text:placeholder-type="text">&lt;o.company_id.bank_ids[0].iban&gt;</text:placeholder></text:span></text:p>
              <text:p text:style-name="MP33"><text:placeholder text:placeholder-type="text">&lt;/if&gt;</text:placeholder></text:p>
              <text:p text:style-name="MP31"><text:placeholder text:placeholder-type="text">&lt;/otherwise&gt;</text:placeholder></text:p>
              <text:p text:style-name="MP34"><text:placeholder text:placeholder-type="text">&lt;/choose&gt;</text:placeholder></text:p>
            </table:table-cell>
            <table:table-cell table:style-name="Tabella1.A5" table:number-columns-spanned="2" office:value-type="string">
              <text:p text:style-name="MP35"><text:placeholder text:placeholder-type="text">&lt;for each="line in invoice_move_lines(o.move_id)"&gt;</text:placeholder></text:p>
              <text:p text:style-name="MP36"><text:span text:style-name="MT16"><text:placeholder text:placeholder-type="text">&lt;formatLang(line.date_maturity,date=True) or ''&gt;</text:placeholder></text:span><text:span text:style-name="MT16"> <text:s text:c="4"/></text:span><text:span text:style-name="MT16"><text:placeholder text:placeholder-type="text">&lt;o.currency_id.symbol or ''&gt;</text:placeholder></text:span><text:span text:style-name="MT16"> <text:s text:c="4"/></text:span><text:span text:style-name="MT16"><text:placeholder text:placeholder-type="text">&lt;italian_number(line.debit) or ''&gt;</text:placeholder></text:span></text:p>
              <text:p text:style-name="MP37"><text:placeholder text:placeholder-type="text">&lt;/for&gt;</text:placeholder></text:p>
              <text:p text:style-name="MP38"><text:placeholder text:placeholder-type="text">&lt;if test="o.type == 'out_invoice' "&gt;</text:placeholder></text:p>
              <text:p text:style-name="MP38"><text:placeholder text:placeholder-type="text">&lt;if test="o.state == 'proforma2'"&gt;</text:placeholder></text:p>
              <text:p text:style-name="MP39"><text:placeholder text:placeholder-type="text">&lt;formatLang(o.date_due, date=True) or ''&gt;</text:placeholder></text:p>
              <text:p text:style-name="MP38"><text:placeholder text:placeholder-type="text">&lt;/if&gt;</text:placeholder></text:p>
              <text:p text:style-name="MP40"><text:placeholder text:placeholder-type="text">&lt;/if&gt;</text:placeholder></text:p>
            </table:table-cell>
            <table:covered-table-cell/>
          </table:table-row>
        </table:table>
        <text:p text:style-name="MP41"/>
      </style:header>
      <style:footer>
        <text:p text:style-name="MP4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3"><text:placeholder text:placeholder-type="text">&lt;if test="o.partner_id.lang == 'it_IT'"&gt;</text:placeholder></text:p>
              <text:p text:style-name="MP44"><text:bookmark-start text:name="__DdeLink__2736_400434007"/>Ai sensi del D.Lgs. 196/2003 Vi informiamo che i Vs. dati saranno utilizzati esclusivamente per i fini connessi ai rapporti commerciali tra di noi in essere. </text:p>
              <text:p text:style-name="MP44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45"><text:placeholder text:placeholder-type="text">&lt;/if&gt;</text:placeholder></text:p>
            </table:table-cell>
          </table:table-row>
        </table:table>
        <text:p text:style-name="MP4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3-20T08:35:53.081322472</dc:date>
    <meta:editing-duration>P2DT14H8M44S</meta:editing-duration>
    <meta:editing-cycles>510</meta:editing-cycles>
    <meta:generator>LibreOffice/5.1.6.2$Linux_X86_64 LibreOffice_project/10m0$Build-2</meta:generator>
    <meta:document-statistic meta:table-count="5" meta:image-count="0" meta:object-count="0" meta:page-count="2" meta:paragraph-count="151" meta:word-count="480" meta:character-count="6386" meta:non-whitespace-character-count="6034"/>
  </office:meta>
</office:document-meta>
</file>